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4pt" fo:font-weight="bold" officeooo:rsid="001952e8" officeooo:paragraph-rsid="001952e8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line-height="115%" fo:text-align="start" style:justify-single-word="false"/>
      <style:text-properties style:font-name="Liberation Sans" fo:font-size="14pt" fo:font-weight="bold" officeooo:rsid="001952e8" officeooo:paragraph-rsid="001952e8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line-height="115%" fo:text-align="start" style:justify-single-word="false"/>
      <style:text-properties style:font-name="Liberation Sans" fo:font-size="14pt" style:text-underline-style="solid" style:text-underline-width="auto" style:text-underline-color="font-color" fo:font-weight="bold" officeooo:rsid="001952e8" officeooo:paragraph-rsid="001952e8" style:font-size-asian="12.25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4pt" fo:font-weight="bold" officeooo:rsid="001952e8" officeooo:paragraph-rsid="001a2d41" style:font-size-asian="12.25pt" style:font-weight-asian="bold" style:font-size-complex="14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4pt" fo:font-weight="bold" officeooo:rsid="001a2d41" officeooo:paragraph-rsid="001a2d41" style:font-size-asian="12.25pt" style:font-weight-asian="bold" style:font-size-complex="14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margin-top="0.101cm" fo:margin-bottom="0.101cm" loext:contextual-spacing="false" fo:line-height="115%" fo:text-align="start" style:justify-single-word="false" fo:text-indent="0cm" style:auto-text-indent="false" fo:background-color="transparent"/>
      <style:text-properties style:font-name="Liberation Sans" fo:font-size="14pt" fo:font-weight="bold" officeooo:rsid="001bd026" officeooo:paragraph-rsid="001bd026" style:font-size-asian="12.25pt" style:font-weight-asian="bold" style:font-size-complex="14pt" style:font-weight-complex="bold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style:text-underline-style="none" fo:font-weight="normal" officeooo:rsid="001515d9" style:font-size-asian="10.5pt" style:font-weight-asian="normal" style:font-size-complex="12pt" style:font-weight-complex="normal"/>
    </style:style>
    <style:style style:name="T3" style:family="text">
      <style:text-properties fo:font-size="12pt" style:text-underline-style="none" fo:font-weight="normal" officeooo:rsid="00254925" style:font-size-asian="10.5pt" style:font-weight-asian="normal" style:font-size-complex="12pt" style:font-weight-complex="normal"/>
    </style:style>
    <style:style style:name="T4" style:family="text">
      <style:text-properties fo:font-size="12pt" style:text-underline-style="none" fo:font-weight="normal" officeooo:rsid="001a2d41" style:font-size-asian="10.5pt" style:font-weight-asian="normal" style:font-size-complex="12pt" style:font-weight-complex="normal"/>
    </style:style>
    <style:style style:name="T5" style:family="text">
      <style:text-properties style:font-name="Liberation Sans" fo:font-size="12pt" fo:font-weight="normal" style:font-size-asian="10.5pt" style:font-weight-asian="normal" style:font-size-complex="12pt" style:font-weight-complex="normal"/>
    </style:style>
    <style:style style:name="T6" style:family="text">
      <style:text-properties style:font-name="Liberation Sans" fo:font-size="12pt" style:text-underline-style="none" fo:font-weight="normal" style:font-size-asian="10.5pt" style:font-weight-asian="normal" style:font-size-complex="12pt" style:font-weight-complex="normal"/>
    </style:style>
    <style:style style:name="T7" style:family="text">
      <style:text-properties style:font-name="Liberation Sans" fo:font-size="12pt" style:text-underline-style="none" fo:font-weight="normal" officeooo:rsid="001515d9" style:font-size-asian="10.5pt" style:font-weight-asian="normal" style:font-size-complex="12pt" style:font-weight-complex="normal"/>
    </style:style>
    <style:style style:name="T8" style:family="text">
      <style:text-properties fo:color="#000000" fo:font-size="12pt" style:text-underline-style="none" fo:font-weight="normal" style:font-size-asian="10.5pt" style:font-weight-asian="normal" style:font-size-complex="12pt" style:font-weight-complex="normal"/>
    </style:style>
    <style:style style:name="T9" style:family="text">
      <style:text-properties fo:color="#000000" fo:font-size="12pt" style:text-underline-style="none" fo:font-weight="normal" officeooo:rsid="001c42f7" style:font-size-asian="10.5pt" style:font-weight-asian="normal" style:font-size-complex="12pt" style:font-weight-complex="normal"/>
    </style:style>
    <style:style style:name="T10" style:family="text">
      <style:text-properties fo:color="#000000" fo:font-size="12pt" style:text-underline-style="none" fo:font-weight="normal" officeooo:rsid="001a2d41" style:font-size-asian="10.5pt" style:font-weight-asian="normal" style:font-size-complex="12pt" style:font-weight-complex="normal"/>
    </style:style>
    <style:style style:name="T11" style:family="text">
      <style:text-properties fo:color="#000000" fo:font-size="12pt" style:text-underline-style="none" fo:font-weight="normal" officeooo:rsid="00254925" style:font-size-asian="10.5pt" style:font-weight-asian="normal" style:font-size-complex="12pt" style:font-weight-complex="normal"/>
    </style:style>
    <style:style style:name="T12" style:family="text">
      <style:text-properties fo:color="#000000" fo:font-size="12pt" style:text-underline-style="none" fo:font-weight="normal" officeooo:rsid="001515d9" style:font-size-asian="10.5pt" style:font-weight-asian="normal" style:font-size-complex="12pt" style:font-weight-complex="normal"/>
    </style:style>
    <style:style style:name="T13" style:family="text">
      <style:text-properties fo:color="#000000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ktionale Abhängigkeiten</text:p>
      <text:p text:style-name="P2"><text:span text:style-name="T1"/></text:p>
      <text:p text:style-name="P3"><text:span text:style-name="T1">Benutzer:</text:span></text:p>
      <text:p text:style-name="P2"><text:span text:style-name="T1">Benutzer_ID → {Benutzername, Passwort, Vorname, Nachname, E-Mail, Rolle, Registrierdatum, aktiv, letzte_Aktualisierung}</text:span></text:p>
      <text:p text:style-name="P2"><text:span text:style-name="T1">Benutzername → {Benutzer_ID, Passwort, Vorname, Nachname, E-Mail, Rolle, Registrierdatum, aktiv, letzte_Aktualisierung}</text:span></text:p>
      <text:p text:style-name="P2"><text:span text:style-name="T1">E-Mail → {Benutzer_ID, Benutzername, Passwort, Vorname, Nachname, E-Mail, Rolle, Registrierdatum, aktiv, letzte_Aktualisierung}</text:span></text:p>
      <text:p text:style-name="P2"><text:span text:style-name="T1"/></text:p>
      <text:p text:style-name="P3"><text:span text:style-name="T1">Lehrer:</text:span></text:p>
      <text:p text:style-name="P2"><text:span text:style-name="T1">Benutzer_ID → Kürzel</text:span></text:p>
      <text:p text:style-name="P2"><text:span text:style-name="T1">Kürzel → Benutzer_ID</text:span></text:p>
      <text:p text:style-name="P2"><text:span text:style-name="T1"/></text:p>
      <text:p text:style-name="P3"><text:span text:style-name="T1">Schüler:</text:span></text:p>
      <text:p text:style-name="P2"><text:span text:style-name="T1">Benutzer_ID → {Schülernummer, Klasse}</text:span></text:p>
      <text:p text:style-name="P2"><text:span text:style-name="T1">Schülernummer → {Benutzer_ID, Klasse}</text:span></text:p>
      <text:p text:style-name="P2"><text:span text:style-name="T1"/></text:p>
      <text:p text:style-name="P3"><text:span text:style-name="T1">AGs:</text:span></text:p>
      <text:p text:style-name="P2"><text:span text:style-name="T1">AG_ID → {T</text:span><text:span text:style-name="T7">itel, Wochentag, Uhrzeit, Dauer, maxTeilnehmer, Mehrfachbelegbarkeit, Schuljahr, Kurzbeschreibung</text:span><text:span text:style-name="T6">}</text:span></text:p>
      <text:p text:style-name="P3"><text:span text:style-name="T5"/></text:p>
      <text:p text:style-name="P3"><text:span text:style-name="T5">Termine:</text:span></text:p>
      <text:p text:style-name="P4"><text:span text:style-name="T3">Termin_</text:span><text:span text:style-name="T2">ID →</text:span><text:span text:style-name="T4"> {</text:span><text:span text:style-name="T2"> </text:span><text:span text:style-name="T3">Zeitstempel</text:span><text:span text:style-name="T2">, Dauer, <text:s/>Anmerkung, </text:span><text:span text:style-name="T9">AG_ID</text:span><text:span text:style-name="T10">}<text:line-break/>AG_ID</text:span><text:span text:style-name="T12"> →</text:span><text:span text:style-name="T10"> {</text:span><text:span text:style-name="T12"> </text:span><text:span text:style-name="T10">Termin_ID, </text:span><text:span text:style-name="T11">Zeitstempel</text:span><text:span text:style-name="T12">, Dauer, <text:s/>Anmerkung</text:span><text:span text:style-name="T10">}</text:span></text:p>
      <text:p text:style-name="P4"><text:span text:style-name="T10"/></text:p>
      <text:p text:style-name="P5"><text:span text:style-name="T13">Sessions:</text:span><text:span text:style-name="T8"><text:line-break/>Session_ID → {Loginzeitstempel, Benutzer_ID}<text:line-break/>Benutzer_ID → {Session_ID, Loginzeitstempel}</text:span></text:p>
      <text:p text:style-name="P5"><text:span text:style-name="T8"/></text:p>
      <text:p text:style-name="P5"><text:span text:style-name="T13">Leiten:</text:span><text:span text:style-name="T8"><text:line-break/>trivial</text:span></text:p>
      <text:p text:style-name="P5"><text:span text:style-name="T8"/></text:p>
      <text:p text:style-name="P5"><text:span text:style-name="T13">Anwesenheit:</text:span><text:span text:style-name="T8"><text:line-break/>trivial</text:span></text:p>
      <text:p text:style-name="P5"><text:span text:style-name="T8"/></text:p>
      <text:p text:style-name="P5"><text:span text:style-name="T13">Teilnahme:</text:span><text:span text:style-name="T8"><text:line-break/>{AG_ID, Benutzer_ID} → Schuljahr</text:span></text:p>
      <text:p text:style-name="P5"><text:span text:style-name="T8"/></text:p>
      <text:p text:style-name="P6"><text:span text:style-name="T8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5T21:39:19.239451384</meta:creation-date>
    <dc:date>2021-04-05T22:04:15.294995545</dc:date>
    <meta:editing-duration>PT13M59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19" meta:word-count="97" meta:character-count="931" meta:non-whitespace-character-count="851"/>
  </office:meta>
</office:document-meta>
</file>